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f1e" officeooo:paragraph-rsid="0011af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chaque nom present on doit trouver une definition</text:p>
      <text:p text:style-name="P1"/>
      <text:p text:style-name="P1">Print se fait sur un flottant, entier ou chaine de caracteres</text:p>
      <text:p text:style-name="P1"/>
      <text:p text:style-name="P1">un return n’est pas un void</text:p>
      <text:p text:style-name="P1"/>
      <text:p text:style-name="P1">type de variables n’est pas void</text:p>
      <text:p text:style-name="P1"/>
      <text:p text:style-name="P1">une rvalue doit etre d’un type compatible à sa lvalu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0:21:07.894286447</meta:creation-date>
    <dc:date>2020-01-10T13:49:23.929318180</dc:date>
    <meta:editing-duration>PT3H18M6S</meta:editing-duration>
    <meta:editing-cycles>1</meta:editing-cycles>
    <meta:document-statistic meta:table-count="0" meta:image-count="0" meta:object-count="0" meta:page-count="1" meta:paragraph-count="5" meta:word-count="42" meta:character-count="227" meta:non-whitespace-character-count="190"/>
    <meta:generator>LibreOffice/6.0.7.3$Linux_X86_64 LibreOffice_project/00m0$Build-3</meta:generator>
  </office:meta>
</office:document-meta>
</file>